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5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size="35pt" style:font-size-asian="35pt" style:font-size-complex="35pt"/>
    </style:style>
    <style:style style:name="P14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5" style:family="paragraph">
      <style:text-properties fo:color="#000000"/>
    </style:style>
    <style:style style:name="P16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7" style:family="paragraph">
      <style:text-properties fo:font-family="'Trebuchet MS'" style:font-family-generic="swiss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 text:style-name="P12"><text:span text:style-name="T8">Inversion</text:span></text:p>
          </draw:text-box>
        </draw:frame>
        <draw:frame draw:style-name="gr7" draw:text-style-name="P14" draw:layer="layout" svg:width="8.499cm" svg:height="1.686cm" svg:x="12.075cm" svg:y="0.854cm">
          <draw:text-box>
            <text:p text:style-name="P13"><text:span text:style-name="T9">Observed data</text:span></text:p>
          </draw:text-box>
        </draw:frame>
        <draw:frame draw:style-name="gr7" draw:text-style-name="P14" draw:layer="layout" svg:width="5.696cm" svg:height="1.686cm" svg:x="19.112cm" svg:y="8.382cm">
          <draw:text-box>
            <text:p text:style-name="P13"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192cm" svg:height="1.991cm" svg:x="2.794cm" svg:y="12.444cm">
          <draw:text-box>
            <text:p text:style-name="P15"><text:span text:style-name="T10">Prior information</text:span></text:p>
          </draw:text-box>
        </draw:frame>
        <draw:frame draw:style-name="gr7" draw:text-style-name="P14" draw:layer="layout" svg:width="10.035cm" svg:height="6.194cm" svg:x="2.681cm" svg:y="15.252cm">
          <draw:text-box>
            <text:p text:style-name="P13"><text:span text:style-name="T11">Regularization:</text:span></text:p>
            <text:list text:style-name="L2">
              <text:list-item>
                <text:p text:style-name="P13"><text:span text:style-name="T9"><text:s/></text:span><text:span text:style-name="T9">Damping</text:span></text:p>
              </text:list-item>
              <text:list-item>
                <text:p text:style-name="P13"><text:span text:style-name="T9"><text:s/></text:span><text:span text:style-name="T9">Smoothness</text:span></text:p>
              </text:list-item>
            </text:list>
            <text:p text:style-name="P13"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 text:style-name="P12"><text:span text:style-name="T8">Inversion</text:span></text:p>
          </draw:text-box>
        </draw:frame>
        <draw:frame draw:style-name="gr7" draw:text-style-name="P14" draw:layer="layout" svg:width="8.499cm" svg:height="1.686cm" svg:x="12.076cm" svg:y="0.854cm">
          <draw:text-box>
            <text:p text:style-name="P13"><text:span text:style-name="T9">Observed data</text:span></text:p>
          </draw:text-box>
        </draw:frame>
        <draw:frame draw:style-name="gr7" draw:text-style-name="P14" draw:layer="layout" svg:width="5.696cm" svg:height="1.686cm" svg:x="19.113cm" svg:y="8.382cm">
          <draw:text-box>
            <text:p text:style-name="P13"><text:span text:style-name="T9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5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6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7.78cm" svg:height="13.437cm" svg:x="5.105cm" svg:y="3.785cm">
          <draw:image xlink:href="../figs/geeks_and_nerds.png" xlink:type="simple" xlink:show="embed" xlink:actuate="onLoad">
            <text:p/>
          </draw:image>
        </draw:frame>
        <draw:frame draw:style-name="gr7" draw:text-style-name="P17" draw:layer="layout" svg:width="8.761cm" svg:height="0.988cm" svg:x="14.316cm" svg:y="17.3cm">
          <draw:text-box>
            <text:p text:style-name="P17">Source http://xkcd.com/747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5T16:36:08</dc:date>
    <dc:creator>Leonardo Uieda</dc:creator>
    <meta:editing-duration>PT9H9M5S</meta:editing-duration>
    <meta:editing-cycles>53</meta:editing-cycles>
    <meta:generator>LibreOffice/3.5$Linux_X86_64 LibreOffice_project/350m1$Build-2</meta:generator>
    <meta:document-statistic meta:object-count="82"/>
  </office:meta>
</office:document-meta>
</file>